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4.174564739563cm 3.691924356246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1.045cm" svg:height="3.467cm" draw:transform="rotate (-1.55281943549936) translate (6.712264576548cm 3.0411537883372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3cm" svg:height="0.661cm" draw:transform="rotate (-2.15757602131539) translate (6.98782444043701cm 3.19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4.28365777377cm 7.53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1) rotate (-2.15687788961459) translate (4.30247347656101cm 3.78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89) rotate (-2.1556561591382) translate (3.97545731859401cm 3.4862958331614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9:27.835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